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indent="0.5in" style:auto-text-indent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3-24T01:25:48</meta:creation-date>
    <dc:date>2013-03-24T01:26:29</dc:date>
    <dc:creator>Hooch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